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D000001FA5ACDB606FA078328.png" manifest:media-type="image/png"/>
  <manifest:file-entry manifest:full-path="Pictures/1002004C000077FE00003D6413FE128041C46E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46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7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8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0.7cm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aakar1"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97cm" svg:height="1.348cm" svg:x="0cm" svg:y="0.1cm">
          <draw:text-box>
            <text:p><text:span text:style-name="T1">A.</text:span></text:p>
          </draw:text-box>
        </draw:frame>
        <draw:frame draw:style-name="gr2" draw:text-style-name="P1" draw:layer="layout" svg:width="1.446cm" svg:height="1.348cm" svg:x="9.201cm" svg:y="0.1cm">
          <draw:text-box>
            <text:p><text:span text:style-name="T1">B.</text:span></text:p>
          </draw:text-box>
        </draw:frame>
        <draw:custom-shape draw:style-name="gr3" draw:text-style-name="P2" draw:layer="layout" svg:width="1.3cm" svg:height="0.8cm" svg:x="7.7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0.6cm" svg:x="15.8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0.5cm" svg:x="15.6cm" svg:y="10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0.495cm" svg:height="10.484cm" svg:x="-0.199cm" svg:y="0.25cm">
          <draw:image xlink:href="Pictures/1002004C000077FE00003D6413FE128041C46E04.svg" xlink:type="simple" xlink:show="embed" xlink:actuate="onLoad" loext:mime-type="image/svg+xml">
            <text:p/>
          </draw:image>
          <draw:image xlink:href="Pictures/10000201000003DD000001FA5ACDB606FA078328.png" xlink:type="simple" xlink:show="embed" xlink:actuate="onLoad" loext:mime-type="image/png"/>
        </draw:frame>
        <draw:custom-shape draw:style-name="gr7" draw:text-style-name="P2" draw:layer="layout" svg:width="1.2cm" svg:height="0.7cm" svg:x="16.5cm" svg:y="1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6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20T09:58:05.284859171</dc:date>
    <meta:editing-duration>PT1H32M2S</meta:editing-duration>
    <meta:editing-cycles>7</meta:editing-cycles>
    <meta:generator>LibreOffice/6.4.7.2$Linux_X86_64 LibreOffice_project/40$Build-2</meta:generator>
    <meta:document-statistic meta:object-count="7"/>
  </office:meta>
</office:document-meta>
</file>